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iringInfo.BeanWiringInfo( int autowireMode , boolean dependencyChe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iringInfo.BeanWir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WiringInfo.BeanWiringInfo( String beanName , boolean isDefaul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iringInfo.get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ringInfo.isDefaul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ringInfo.indicates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ringInfo.BeanWiringInfo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ringInfo.getAutowir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ringInfo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